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5" style:family="text">
      <style:text-properties fo:font-size="14.00pt" fo:font-weight="bold" fo:font-family="'Segoe UI Symbol'" style:font-family-asian="'Segoe UI Symbol'" style:font-family-complex="'Segoe UI Symbol'" fo:background-color="transparent" style:use-window-font-color="true"/>
    </style:style>
    <style:style style:name="T6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3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3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5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5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7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7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7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8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2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3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3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24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25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25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41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5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75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7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90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8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27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9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20.00%" fo:text-align="left" fo:margin-bottom="7.00pt"/>
    </style:style>
    <style:style style:name="P3" style:family="paragraph">
      <style:paragraph-properties fo:line-height="100.00%" fo:text-align="left" fo:margin-top="10.00pt" fo:margin-bottom="6.00pt"/>
    </style:style>
    <style:style style:name="P4" style:family="paragraph">
      <style:paragraph-properties fo:line-height="100.00%" fo:text-align="left" fo:margin-top="7.00pt" fo:margin-bottom="6.00p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20.00%" fo:text-align="left" fo:margin-left="-18.00pt" fo:text-indent="18.00pt" fo:margin-bottom="7.00pt"/>
    </style:style>
    <style:style style:name="P6" style:family="paragraph">
      <style:paragraph-properties fo:line-height="100.00%" fo:text-align="left" fo:margin-top="7.00pt" fo:margin-bottom="6.00pt"/>
    </style:style>
    <style:style style:name="P7" style:family="paragraph">
      <style:paragraph-properties fo:line-height="120.00%" fo:text-align="left" fo:margin-bottom="7.00pt"/>
    </style:style>
    <style:style style:name="P8" style:family="paragraph">
      <style:paragraph-properties fo:line-height="100.00%" fo:text-align="left" fo:margin-top="7.00pt" fo:margin-bottom="6.00pt"/>
    </style:style>
    <style:style style:name="P9" style:family="paragraph">
      <style:paragraph-properties fo:line-height="120.00%" fo:text-align="left" fo:margin-bottom="7.00pt"/>
    </style:style>
    <style:style style:name="P10" style:family="paragraph">
      <style:paragraph-properties fo:line-height="100.00%" fo:text-align="left" fo:margin-top="10.00pt" fo:margin-bottom="6.00pt"/>
    </style:style>
    <style:style style:name="P11" style:family="paragraph">
      <style:paragraph-properties fo:line-height="100.00%" fo:text-align="left" fo:margin-top="7.00pt" fo:margin-bottom="6.00pt"/>
    </style:style>
    <style:style style:name="P12" style:family="paragraph">
      <style:paragraph-properties fo:line-height="120.00%" fo:text-align="left" fo:margin-bottom="7.00pt"/>
    </style:style>
    <style:style style:name="P13" style:family="paragraph">
      <style:paragraph-properties fo:line-height="100.00%" fo:text-align="left" fo:margin-top="7.00pt" fo:margin-bottom="6.00pt"/>
    </style:style>
    <style:style style:name="P14" style:family="paragraph">
      <style:paragraph-properties fo:line-height="120.00%" fo:text-align="left" fo:margin-bottom="7.00pt"/>
    </style:style>
    <style:style style:name="P15" style:family="paragraph">
      <style:paragraph-properties fo:line-height="100.00%" fo:text-align="left" fo:margin-top="7.00pt" fo:margin-bottom="6.00pt"/>
    </style:style>
    <style:style style:name="P16" style:family="paragraph">
      <style:paragraph-properties fo:line-height="120.00%" fo:text-align="left" fo:margin-bottom="7.00pt"/>
    </style:style>
    <style:style style:name="P17" style:family="paragraph">
      <style:paragraph-properties fo:line-height="100.00%" fo:text-align="left" fo:margin-top="7.00pt" fo:margin-bottom="6.00pt"/>
    </style:style>
    <style:style style:name="P18" style:family="paragraph">
      <style:paragraph-properties fo:line-height="120.00%" fo:text-align="left" fo:margin-bottom="7.00p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20.00%" fo:text-align="left" fo:margin-bottom="7.00p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20.00%" fo:text-align="left" fo:margin-bottom="7.00p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20.00%" fo:text-align="left" fo:margin-bottom="7.00p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20.00%" fo:text-align="left" fo:margin-bottom="7.00pt"/>
    </style:style>
    <style:style style:name="P27" style:family="paragraph">
      <style:paragraph-properties fo:line-height="100.00%" fo:text-align="left" fo:margin-top="10.00pt" fo:margin-bottom="6.00pt"/>
    </style:style>
    <style:style style:name="P28" style:family="paragraph">
      <style:paragraph-properties fo:line-height="120.00%" fo:text-align="left" fo:margin-bottom="7.00pt"/>
    </style:style>
  </office:automatic-styles>
  <office:body>
    <office:text>
      <text:p text:style-name="P1"><text:span text:style-name="T1">Лабораторна</text:span><text:span text:style-name="T2"><text:s/></text:span><text:span text:style-name="T3">робота</text:span><text:span text:style-name="T4"><text:s text:c="2"/></text:span><text:span text:style-name="T5">№</text:span><text:span text:style-name="T6">5.<text:s/></text:span><text:span text:style-name="T7">Циклічні</text:span><text:span text:style-name="T8"><text:s/></text:span><text:span text:style-name="T9">конструкції</text:span><text:span text:style-name="T10">.</text:span></text:p>
      <text:p text:style-name="P2"><text:span text:style-name="T11"/></text:p>
      <text:p text:style-name="P3"><text:span text:style-name="T12">1<text:s/></text:span><text:span text:style-name="T13">Вимоги</text:span></text:p>
      <text:p text:style-name="P4"><text:span text:style-name="T14">1.1<text:s/></text:span><text:span text:style-name="T15">Розробник</text:span></text:p>
      <text:list text:style-name="L5">
        <text:list-item>
          <text:p text:style-name="P5"><text:span text:style-name="T16">Мусий Антон Вадимович</text:span><text:span text:style-name="T17">;</text:span></text:p>
        </text:list-item>
        <text:list-item>
          <text:p text:style-name="P5"><text:span text:style-name="T18">студент</text:span><text:span text:style-name="T19"><text:s/></text:span><text:span text:style-name="T20">групи</text:span><text:span text:style-name="T21"><text:s/></text:span><text:span text:style-name="T22">КІТ</text:span><text:span text:style-name="T23">-12</text:span><text:span text:style-name="T24">1</text:span><text:span text:style-name="T25">а</text:span><text:span text:style-name="T26">;</text:span></text:p>
        </text:list-item>
        <text:list-item>
          <text:p text:style-name="P5"><text:span text:style-name="T27">21.12.2021.</text:span><text:span text:style-name="T28"/></text:p>
        </text:list-item>
      </text:list>
      <text:p text:style-name="P6"><text:span text:style-name="T29">1.2<text:s/></text:span><text:span text:style-name="T30">Загальне</text:span><text:span text:style-name="T31"><text:s/></text:span><text:span text:style-name="T32">завдання</text:span></text:p>
      <text:p text:style-name="P7"><text:span text:style-name="T33"><text:tab/></text:span><text:span text:style-name="T34">Розробити</text:span><text:span text:style-name="T35"><text:s/></text:span><text:span text:style-name="T36">програми</text:span><text:span text:style-name="T37">,<text:s/></text:span><text:span text:style-name="T38">вирішення</text:span><text:span text:style-name="T39"><text:s/></text:span><text:span text:style-name="T40">яких</text:span><text:span text:style-name="T41"><text:s/></text:span><text:span text:style-name="T42">потребує</text:span><text:span text:style-name="T43"><text:s/></text:span><text:span text:style-name="T44">використання</text:span><text:span text:style-name="T45"><text:s/></text:span><text:span text:style-name="T46">циклічних</text:span><text:span text:style-name="T47"><text:s/></text:span><text:span text:style-name="T48">конструкцій</text:span><text:span text:style-name="T49">. </text:span></text:p>
      <text:p text:style-name="P8"><text:span text:style-name="T50">1.3<text:s/></text:span><text:span text:style-name="T51">Індивідуальне</text:span><text:span text:style-name="T52"><text:s/></text:span><text:span text:style-name="T53">завдання</text:span><text:span text:style-name="T54"><text:s text:c="2"/></text:span></text:p>
      <text:p text:style-name="P9"><text:span text:style-name="T55"><text:tab/></text:span><text:span text:style-name="T56">Розробити</text:span><text:span text:style-name="T57"><text:s/></text:span><text:span text:style-name="T58">програму</text:span><text:span text:style-name="T59">,<text:s/></text:span><text:span text:style-name="T60">яка</text:span><text:span text:style-name="T61"><text:s/></text:span><text:span text:style-name="T62">визначає</text:span><text:span text:style-name="T63"><text:s/></text:span><text:span text:style-name="T64">чи</text:span><text:span text:style-name="T65"><text:s/></text:span><text:span text:style-name="T66">є</text:span><text:span text:style-name="T67"><text:s/></text:span><text:span text:style-name="T68">задане</text:span><text:span text:style-name="T69"><text:s/></text:span><text:span text:style-name="T70">число</text:span><text:span text:style-name="T71"><text:s/></text:span><text:span text:style-name="T72">досконалим</text:span><text:span text:style-name="T73">. </text:span></text:p>
      <text:p text:style-name="P10"><text:span text:style-name="T74">2.<text:s/></text:span><text:span text:style-name="T75">Опис</text:span><text:span text:style-name="T76"><text:s/></text:span><text:span text:style-name="T77">роботи</text:span></text:p>
      <text:p text:style-name="P11"><text:span text:style-name="T78">2.1<text:s/></text:span><text:span text:style-name="T79">Функціональне</text:span><text:span text:style-name="T80"><text:s/></text:span><text:span text:style-name="T81">призначення</text:span></text:p>
      <text:p text:style-name="P12"><text:span text:style-name="T82"><text:tab/></text:span><text:span text:style-name="T83">Програма</text:span><text:span text:style-name="T84"><text:s/></text:span><text:span text:style-name="T85">призначена</text:span><text:span text:style-name="T86"><text:s/></text:span><text:span text:style-name="T87">для</text:span><text:span text:style-name="T88"><text:s/></text:span><text:span text:style-name="T89">визначення</text:span><text:span text:style-name="T90"><text:s/></text:span><text:span text:style-name="T91">чи</text:span><text:span text:style-name="T92"><text:s/></text:span><text:span text:style-name="T93">є</text:span><text:span text:style-name="T94"><text:s/></text:span><text:span text:style-name="T95">задане</text:span><text:span text:style-name="T96"><text:s/></text:span><text:span text:style-name="T97">число</text:span><text:span text:style-name="T98"><text:s/></text:span><text:span text:style-name="T99">досконалим</text:span><text:span text:style-name="T100">.</text:span></text:p>
      <text:p text:style-name="P12"><text:span text:style-name="T101"><text:tab/></text:span><text:span text:style-name="T102">Результат</text:span><text:span text:style-name="T103"><text:s/></text:span><text:span text:style-name="T104">зберігається</text:span><text:span text:style-name="T105"><text:s/></text:span><text:span text:style-name="T106">у</text:span><text:span text:style-name="T107"><text:s/></text:span><text:span text:style-name="T108">змінній</text:span><text:span text:style-name="T109"><text:s/></text:span><text:span text:style-name="T110">is_perfect_number</text:span><text:span text:style-name="T111">.</text:span></text:p>
      <text:p text:style-name="P12"><text:span text:style-name="T112"><text:tab/></text:span><text:span text:style-name="T113">Демонстрація</text:span><text:span text:style-name="T114"><text:s/></text:span><text:span text:style-name="T115">знайденого</text:span><text:span text:style-name="T116"><text:s/></text:span><text:span text:style-name="T117">результату</text:span><text:span text:style-name="T118"><text:s/></text:span><text:span text:style-name="T119">передбачає</text:span><text:span text:style-name="T120"><text:s/></text:span><text:span text:style-name="T121">покрокове</text:span><text:span text:style-name="T122"><text:s/></text:span><text:span text:style-name="T123">виконання</text:span><text:span text:style-name="T124"><text:s/></text:span><text:span text:style-name="T125">програми</text:span><text:span text:style-name="T126">.</text:span></text:p>
      <text:p text:style-name="P13"><text:span text:style-name="T127">2.2<text:s/></text:span><text:span text:style-name="T128">Опис</text:span><text:span text:style-name="T129"><text:s/></text:span><text:span text:style-name="T130">логічної</text:span><text:span text:style-name="T131"><text:s/></text:span><text:span text:style-name="T132">структури</text:span></text:p>
      <text:p text:style-name="P14"><text:span text:style-name="T133"><text:tab/></text:span><text:span text:style-name="T134">Якщо</text:span><text:span text:style-name="T135"><text:s/></text:span><text:span text:style-name="T136">задане</text:span><text:span text:style-name="T137"><text:s/></text:span><text:span text:style-name="T138">число</text:span><text:span text:style-name="T139"><text:s/></text:span><text:span text:style-name="T140">менше</text:span><text:span text:style-name="T141"><text:s/></text:span><text:span text:style-name="T142">або</text:span><text:span text:style-name="T143"><text:s/></text:span><text:span text:style-name="T144">дорівнює</text:span><text:span text:style-name="T145"><text:s/>1,<text:s/></text:span><text:span text:style-name="T146">то</text:span><text:span text:style-name="T147"><text:s/></text:span><text:span text:style-name="T148">число</text:span><text:span text:style-name="T149"><text:s/></text:span><text:span text:style-name="T150">не</text:span><text:span text:style-name="T151"><text:s/></text:span><text:span text:style-name="T152">є</text:span><text:span text:style-name="T153"><text:s/></text:span><text:span text:style-name="T154">досконалим</text:span><text:span text:style-name="T155">. </text:span></text:p>
      <text:p text:style-name="P14"><text:span text:style-name="T156"><text:tab/></text:span><text:span text:style-name="T157">За</text:span><text:span text:style-name="T158"><text:s/></text:span><text:span text:style-name="T159">допомогою</text:span><text:span text:style-name="T160"><text:s/></text:span><text:span text:style-name="T161">циклу</text:span><text:span text:style-name="T162"><text:s/></text:span><text:span text:style-name="T163">перебираємо</text:span><text:span text:style-name="T164"><text:s/></text:span><text:span text:style-name="T165">усі</text:span><text:span text:style-name="T166"><text:s/></text:span><text:span text:style-name="T167">можливі</text:span><text:span text:style-name="T168"><text:s/></text:span><text:span text:style-name="T169">числа</text:span><text:span text:style-name="T170"><text:s/></text:span><text:span text:style-name="T171">у</text:span><text:span text:style-name="T172"><text:s/></text:span><text:span text:style-name="T173">діапазоні</text:span><text:span text:style-name="T174"><text:s/></text:span><text:span text:style-name="T175">від</text:span><text:span text:style-name="T176"><text:s/>2<text:s/></text:span><text:span text:style-name="T177">до</text:span><text:span text:style-name="T178"><text:s/></text:span><text:span text:style-name="T179">заданого</text:span><text:span text:style-name="T180"><text:s/></text:span><text:span text:style-name="T181">числа</text:span><text:span text:style-name="T182">,<text:s/></text:span><text:span text:style-name="T183">поділеного</text:span><text:span text:style-name="T184"><text:s/></text:span><text:span text:style-name="T185">на</text:span><text:span text:style-name="T186"><text:s/>2,<text:s/></text:span><text:span text:style-name="T187">включно</text:span><text:span text:style-name="T188">.<text:s/></text:span><text:span text:style-name="T189">Якщо</text:span><text:span text:style-name="T190"><text:s/></text:span><text:span text:style-name="T191">число</text:span><text:span text:style-name="T192"><text:s/></text:span><text:span text:style-name="T193">є</text:span><text:span text:style-name="T194"><text:s/></text:span><text:span text:style-name="T195">дільником</text:span><text:span text:style-name="T196"><text:s/></text:span><text:span text:style-name="T197">заданого</text:span><text:span text:style-name="T198"><text:s/></text:span><text:span text:style-name="T199">числа</text:span><text:span text:style-name="T200">,<text:s/></text:span><text:span text:style-name="T201">то</text:span><text:span text:style-name="T202"><text:s/></text:span><text:span text:style-name="T203">додаємо</text:span><text:span text:style-name="T204"><text:s/></text:span><text:span text:style-name="T205">цей</text:span><text:span text:style-name="T206"><text:s/></text:span><text:span text:style-name="T207">дільник</text:span><text:span text:style-name="T208"><text:s/></text:span><text:span text:style-name="T209">до</text:span><text:span text:style-name="T210"><text:s/></text:span><text:span text:style-name="T211">змінної</text:span><text:span text:style-name="T212"><text:s/></text:span><text:span text:style-name="T213">divider_sum_of_number</text:span><text:span text:style-name="T214">.<text:s/></text:span><text:span text:style-name="T215">Якщо</text:span><text:span text:style-name="T216"><text:s/></text:span><text:span text:style-name="T217">сумма</text:span><text:span text:style-name="T218"><text:s/></text:span><text:span text:style-name="T219">дільників</text:span><text:span text:style-name="T220"><text:s/></text:span><text:span text:style-name="T221">числа</text:span><text:span text:style-name="T222"><text:s/></text:span><text:span text:style-name="T223">дорівнює</text:span><text:span text:style-name="T224"><text:s/></text:span><text:span text:style-name="T225">числу</text:span><text:span text:style-name="T226">,<text:s/></text:span><text:span text:style-name="T227">то</text:span><text:span text:style-name="T228"><text:s/></text:span><text:span text:style-name="T229">число</text:span><text:span text:style-name="T230"><text:s/></text:span><text:span text:style-name="T231">є</text:span><text:span text:style-name="T232"><text:s/></text:span><text:span text:style-name="T233">досконалим</text:span><text:span text:style-name="T234">,<text:s/></text:span><text:span text:style-name="T235">змінюємо</text:span><text:span text:style-name="T236"><text:s/></text:span><text:span text:style-name="T237">значення</text:span><text:span text:style-name="T238"><text:s/></text:span><text:span text:style-name="T239">змінної</text:span><text:span text:style-name="T240"><text:s text:c="2"/></text:span><text:span text:style-name="T241">is_perfect_number</text:span><text:span text:style-name="T242"><text:s/></text:span><text:span text:style-name="T243">на</text:span><text:span text:style-name="T244"><text:s/>1</text:span><text:span text:style-name="T245">.</text:span></text:p>
      <text:p text:style-name="P14"><text:span text:style-name="T246"/></text:p>
      <text:p text:style-name="P15"><text:span text:style-name="T246"/></text:p>
      <text:p text:style-name="P15"><text:span text:style-name="T246"/></text:p>
      <text:p text:style-name="P15"><text:span text:style-name="T246"/></text:p>
      <text:p text:style-name="P15"><text:span text:style-name="T246"/></text:p>
      <text:p text:style-name="P16"><text:span text:style-name="T246"/></text:p>
      <text:p text:style-name="P16"><text:span text:style-name="T246"/></text:p>
      <text:p text:style-name="P17"><text:span text:style-name="T247">2.3<text:s/></text:span><text:span text:style-name="T248">Важливі</text:span><text:span text:style-name="T249"><text:s/></text:span><text:span text:style-name="T250">фрагменти</text:span><text:span text:style-name="T251"><text:s/></text:span><text:span text:style-name="T252">програми</text:span></text:p>
      <text:p text:style-name="P18"><text:span text:style-name="T253">2.3.1<text:s/></text:span><text:span text:style-name="T254">Вирішення</text:span><text:span text:style-name="T255"><text:s/></text:span><text:span text:style-name="T256">задачі</text:span><text:span text:style-name="T257"><text:s/></text:span><text:span text:style-name="T258">з</text:span><text:span text:style-name="T259"><text:s/></text:span><text:span text:style-name="T260">допомогою</text:span><text:span text:style-name="T261"><text:s/></text:span><text:span text:style-name="T262">циклу</text:span><text:span text:style-name="T263"><text:s/>for.</text:span></text:p>
      <text:p text:style-name="P18"><text:span text:style-name="T264">2.3.1.1<text:s/></text:span><text:span text:style-name="T265">Число</text:span><text:span text:style-name="T266"><text:s/>28,<text:s/></text:span><text:span text:style-name="T267">яке</text:span><text:span text:style-name="T268"><text:s/></text:span><text:span text:style-name="T269">є</text:span><text:span text:style-name="T270"><text:s/></text:span><text:span text:style-name="T271">досконалим</text:span></text:p>
      <text:p text:style-name="P18"><text:span text:style-name="T272"><text:tab/></text:span><text:span text:style-name="T273">Перебір</text:span><text:span text:style-name="T274"><text:s/></text:span><text:span text:style-name="T275">усіх</text:span><text:span text:style-name="T276"><text:s/></text:span><text:span text:style-name="T277">чисел</text:span><text:span text:style-name="T278">,<text:s/></text:span><text:span text:style-name="T279">які</text:span><text:span text:style-name="T280"><text:s/></text:span><text:span text:style-name="T281">можуть</text:span><text:span text:style-name="T282"><text:s/></text:span><text:span text:style-name="T283">бути</text:span><text:span text:style-name="T284"><text:s/></text:span><text:span text:style-name="T285">дільниками</text:span><text:span text:style-name="T286"><text:s/></text:span><text:span text:style-name="T287">числа</text:span></text:p>
      <text:p text:style-name="P18"><text:span text:style-name="T287"/></text:p>
      <text:p text:style-name="P18"><text:span text:style-name="T287">for (int divider = 2; divider &lt;= NUMBER_TASK_4 / 2; divider++)</text:span></text:p>
      <text:p text:style-name="P18"><text:span text:style-name="T287"/></text:p>
      <text:p text:style-name="P18"><text:span text:style-name="T288"><text:tab/></text:span><text:span text:style-name="T289">Перевірка</text:span><text:span text:style-name="T290">,<text:s/></text:span><text:span text:style-name="T291">чи</text:span><text:span text:style-name="T292"><text:s/></text:span><text:span text:style-name="T293">є</text:span><text:span text:style-name="T294"><text:s/></text:span><text:span text:style-name="T295">число</text:span><text:span text:style-name="T296"><text:s/></text:span><text:span text:style-name="T297">дільником</text:span><text:span text:style-name="T298"><text:s/></text:span><text:span text:style-name="T299">заданого</text:span><text:span text:style-name="T300"><text:s/></text:span><text:span text:style-name="T301">числа</text:span><text:span text:style-name="T302"><text:s/></text:span><text:span text:style-name="T303">та</text:span><text:span text:style-name="T304"><text:s/></text:span><text:span text:style-name="T305">додавання</text:span><text:span text:style-name="T306"><text:s/></text:span><text:span text:style-name="T307">дільників</text:span><text:span text:style-name="T308"><text:s/></text:span><text:span text:style-name="T309">до</text:span><text:span text:style-name="T310"><text:s/></text:span><text:span text:style-name="T311">змінної</text:span><text:span text:style-name="T312">,<text:s/></text:span><text:span text:style-name="T313">яка</text:span><text:span text:style-name="T314"><text:s/></text:span><text:span text:style-name="T315">містить</text:span><text:span text:style-name="T316"><text:s/></text:span><text:span text:style-name="T317">суму</text:span><text:span text:style-name="T318"><text:s/></text:span><text:span text:style-name="T319">дільників</text:span><text:span text:style-name="T320">.<text:s/></text:span><text:span text:style-name="T321">Дільниками</text:span><text:span text:style-name="T322"><text:s/></text:span><text:span text:style-name="T323">є</text:span><text:span text:style-name="T324"><text:s/>1, 2, 4, 7, 14</text:span></text:p>
      <text:p text:style-name="P18"><text:span text:style-name="T324"/></text:p>
      <text:p text:style-name="P18"><text:span text:style-name="T325">if (NUMBER_TASK_4 % divider == 0) divider_sum_of_number += divider;</text:span></text:p>
      <text:p text:style-name="P18"><text:span text:style-name="T326"/></text:p>
      <text:p text:style-name="P18"><text:span text:style-name="T327"><text:tab/></text:span><text:span text:style-name="T328">Перевірка</text:span><text:span text:style-name="T329"><text:s/></text:span><text:span text:style-name="T330">чи</text:span><text:span text:style-name="T331"><text:s/></text:span><text:span text:style-name="T332">дорівнює</text:span><text:span text:style-name="T333"><text:s/></text:span><text:span text:style-name="T334">сума</text:span><text:span text:style-name="T335"><text:s/></text:span><text:span text:style-name="T336">дільників</text:span><text:span text:style-name="T337"><text:s/></text:span><text:span text:style-name="T338">заданому</text:span><text:span text:style-name="T339"><text:s/></text:span><text:span text:style-name="T340">числу</text:span><text:span text:style-name="T341"><text:s/></text:span><text:span text:style-name="T342">та</text:span><text:span text:style-name="T343"><text:s/></text:span><text:span text:style-name="T344">чи</text:span><text:span text:style-name="T345"><text:s/></text:span><text:span text:style-name="T346">може</text:span><text:span text:style-name="T347"><text:s/></text:span><text:span text:style-name="T348">задане</text:span><text:span text:style-name="T349"><text:s/></text:span><text:span text:style-name="T350">число</text:span><text:span text:style-name="T351"><text:s/></text:span><text:span text:style-name="T352">бути</text:span><text:span text:style-name="T353"><text:s/></text:span><text:span text:style-name="T354">досконалим</text:span></text:p>
      <text:p text:style-name="P18"><text:span text:style-name="T354"/></text:p>
      <text:p text:style-name="P18"><text:span text:style-name="T355"><text:s/>if (divider_sum_of_number == NUMBER_TASK_4 &amp;&amp; NUMBER_TASK_4 &gt; 1)</text:span><text:span text:style-name="T356"><text:s/></text:span></text:p>
      <text:p text:style-name="P18"><text:span text:style-name="T356"/></text:p>
      <text:p text:style-name="P18"><text:span text:style-name="T356"><text:tab/></text:span><text:span text:style-name="T357">Перевірка</text:span><text:span text:style-name="T358"><text:s/></text:span><text:span text:style-name="T359">результату</text:span></text:p>
      <text:p text:style-name="P18"><text:span text:style-name="T360">2.3.1.2<text:s/></text:span><text:span text:style-name="T361">Число</text:span><text:span text:style-name="T362"><text:s/>10,<text:s/></text:span><text:span text:style-name="T363">яке</text:span><text:span text:style-name="T364"><text:s/></text:span><text:span text:style-name="T365">не</text:span><text:span text:style-name="T366"><text:s/></text:span><text:span text:style-name="T367">досконалим</text:span></text:p>
      <text:p text:style-name="P18"><text:span text:style-name="T367"/></text:p>
      <text:p text:style-name="P18"><text:span text:style-name="T367">for (int divider = 2; divider &lt;= NUMBER_TASK_4 / 2; divider++)</text:span></text:p>
      <text:p text:style-name="P18"><text:span text:style-name="T367"/></text:p>
      <text:p text:style-name="P19"><text:span text:style-name="T367">Перебір</text:span><text:span text:style-name="T368"><text:s/></text:span><text:span text:style-name="T369">усіх</text:span><text:span text:style-name="T370"><text:s/></text:span><text:span text:style-name="T371">чисел</text:span><text:span text:style-name="T372">,<text:s/></text:span><text:span text:style-name="T373">які</text:span><text:span text:style-name="T374"><text:s/></text:span><text:span text:style-name="T375">можуть</text:span><text:span text:style-name="T376"><text:s/></text:span><text:span text:style-name="T377">бути</text:span><text:span text:style-name="T378"><text:s/></text:span><text:span text:style-name="T379">дільниками</text:span><text:span text:style-name="T380"><text:s/></text:span><text:span text:style-name="T381">числа</text:span></text:p>
      <text:p text:style-name="P20"><text:span text:style-name="T382"><text:tab/></text:span><text:span text:style-name="T383">Перевірка</text:span><text:span text:style-name="T384">,<text:s/></text:span><text:span text:style-name="T385">чи</text:span><text:span text:style-name="T386"><text:s/></text:span><text:span text:style-name="T387">є</text:span><text:span text:style-name="T388"><text:s/></text:span><text:span text:style-name="T389">число</text:span><text:span text:style-name="T390"><text:s/></text:span><text:span text:style-name="T391">дільником</text:span><text:span text:style-name="T392"><text:s/></text:span><text:span text:style-name="T393">заданого</text:span><text:span text:style-name="T394"><text:s/></text:span><text:span text:style-name="T395">числа</text:span><text:span text:style-name="T396"><text:s/></text:span><text:span text:style-name="T397">та</text:span><text:span text:style-name="T398"><text:s/></text:span><text:span text:style-name="T399">додавання</text:span><text:span text:style-name="T400"><text:s/></text:span><text:span text:style-name="T401">дільників</text:span><text:span text:style-name="T402"><text:s/></text:span><text:span text:style-name="T403">до</text:span><text:span text:style-name="T404"><text:s/></text:span><text:span text:style-name="T405">змінної</text:span><text:span text:style-name="T406">,<text:s/></text:span><text:span text:style-name="T407">яка</text:span><text:span text:style-name="T408"><text:s/></text:span><text:span text:style-name="T409">містить</text:span><text:span text:style-name="T410"><text:s/></text:span><text:span text:style-name="T411">суму</text:span><text:span text:style-name="T412"><text:s/></text:span><text:span text:style-name="T413">дільників</text:span><text:span text:style-name="T414">.<text:s/></text:span><text:span text:style-name="T415">Дільниками</text:span><text:span text:style-name="T416"><text:s/></text:span><text:span text:style-name="T417">є</text:span><text:span text:style-name="T418"><text:s/>1, 2, 5</text:span></text:p>
      <text:p text:style-name="P20"><text:span text:style-name="T418"/></text:p>
      <text:p text:style-name="P20"><text:span text:style-name="T419">if (NUMBER_TASK_4 % divider == 0) divider_sum_of_number += divider;</text:span></text:p>
      <text:p text:style-name="P20"><text:span text:style-name="T419"/></text:p>
      <text:p text:style-name="P20"><text:span text:style-name="T420"><text:tab/></text:span><text:span text:style-name="T421">Перевірка</text:span><text:span text:style-name="T422"><text:s/></text:span><text:span text:style-name="T423">чи</text:span><text:span text:style-name="T424"><text:s/></text:span><text:span text:style-name="T425">дорівнює</text:span><text:span text:style-name="T426"><text:s/></text:span><text:span text:style-name="T427">сума</text:span><text:span text:style-name="T428"><text:s/></text:span><text:span text:style-name="T429">дільників</text:span><text:span text:style-name="T430"><text:s/></text:span><text:span text:style-name="T431">заданому</text:span><text:span text:style-name="T432"><text:s/></text:span><text:span text:style-name="T433">числу</text:span><text:span text:style-name="T434"><text:s/></text:span><text:span text:style-name="T435">та</text:span><text:span text:style-name="T436"><text:s/></text:span><text:span text:style-name="T437">чи</text:span><text:span text:style-name="T438"><text:s/></text:span><text:span text:style-name="T439">може</text:span><text:span text:style-name="T440"><text:s/></text:span><text:span text:style-name="T441">задане</text:span><text:span text:style-name="T442"><text:s/></text:span><text:span text:style-name="T443">число</text:span><text:span text:style-name="T444"><text:s/></text:span><text:span text:style-name="T445">бути</text:span><text:span text:style-name="T446"><text:s/></text:span><text:span text:style-name="T447">досконалим</text:span></text:p>
      <text:p text:style-name="P20"><text:span text:style-name="T447"/></text:p>
      <text:p text:style-name="P20"><text:span text:style-name="T448"><text:tab/></text:span><text:span text:style-name="T449">if (NUMBER_TASK_4 % divider == 0) divider_sum_of_number += divider;</text:span></text:p>
      <text:p text:style-name="P20"><text:span text:style-name="T450"/></text:p>
      <text:p text:style-name="P20"><text:span text:style-name="T450"><text:tab/></text:span><text:span text:style-name="T451">Перевірка</text:span><text:span text:style-name="T452"><text:s/></text:span><text:span text:style-name="T453">результату</text:span></text:p>
      <text:p text:style-name="P20"><text:span text:style-name="T454">2.3.2<text:s/></text:span><text:span text:style-name="T455">Вирішення</text:span><text:span text:style-name="T456"><text:s/></text:span><text:span text:style-name="T457">задачі</text:span><text:span text:style-name="T458"><text:s/></text:span><text:span text:style-name="T459">з</text:span><text:span text:style-name="T460"><text:s/></text:span><text:span text:style-name="T461">допомогою</text:span><text:span text:style-name="T462"><text:s/></text:span><text:span text:style-name="T463">циклу</text:span><text:span text:style-name="T464"><text:s/>while.</text:span></text:p>
      <text:p text:style-name="P20"><text:span text:style-name="T465">2.3.2.1<text:s/></text:span><text:span text:style-name="T466">Число</text:span><text:span text:style-name="T467"><text:s/>28,<text:s/></text:span><text:span text:style-name="T468">яке</text:span><text:span text:style-name="T469"><text:s/></text:span><text:span text:style-name="T470">є</text:span><text:span text:style-name="T471"><text:s/></text:span><text:span text:style-name="T472">досконалим</text:span></text:p>
      <text:p text:style-name="P20"><text:span text:style-name="T473"><text:tab/></text:span><text:span text:style-name="T474">Перебір</text:span><text:span text:style-name="T475"><text:s/></text:span><text:span text:style-name="T476">усіх</text:span><text:span text:style-name="T477"><text:s/></text:span><text:span text:style-name="T478">чисел</text:span><text:span text:style-name="T479">,<text:s/></text:span><text:span text:style-name="T480">які</text:span><text:span text:style-name="T481"><text:s/></text:span><text:span text:style-name="T482">можуть</text:span><text:span text:style-name="T483"><text:s/></text:span><text:span text:style-name="T484">бути</text:span><text:span text:style-name="T485"><text:s/></text:span><text:span text:style-name="T486">дільниками</text:span><text:span text:style-name="T487"><text:s/></text:span><text:span text:style-name="T488">числа</text:span><text:span text:style-name="T489">,<text:s/></text:span><text:span text:style-name="T490">зберігаються</text:span><text:span text:style-name="T491"><text:s/></text:span><text:span text:style-name="T492">у</text:span><text:span text:style-name="T493"><text:s/></text:span><text:span text:style-name="T494">змінній</text:span><text:span text:style-name="T495"><text:s/></text:span><text:span text:style-name="T496">divider</text:span></text:p>
      <text:p text:style-name="P20"><text:span text:style-name="T497"><text:tab/></text:span><text:span text:style-name="T498">int divider = 2;</text:span></text:p>
      <text:p text:style-name="P20"><text:span text:style-name="T498"><text:s text:c="4"/>while (divider &lt;= NUMBER_TASK_4 / 2)</text:span></text:p>
      <text:p text:style-name="P20"><text:span text:style-name="T499"><text:tab/></text:span><text:span text:style-name="T500">Перевірка</text:span><text:span text:style-name="T501">,<text:s/></text:span><text:span text:style-name="T502">чи</text:span><text:span text:style-name="T503"><text:s/></text:span><text:span text:style-name="T504">є</text:span><text:span text:style-name="T505"><text:s/></text:span><text:span text:style-name="T506">число</text:span><text:span text:style-name="T507"><text:s/></text:span><text:span text:style-name="T508">дільником</text:span><text:span text:style-name="T509"><text:s/></text:span><text:span text:style-name="T510">заданого</text:span><text:span text:style-name="T511"><text:s/></text:span><text:span text:style-name="T512">числа</text:span><text:span text:style-name="T513"><text:s/></text:span><text:span text:style-name="T514">та</text:span><text:span text:style-name="T515"><text:s/></text:span><text:span text:style-name="T516">додавання</text:span><text:span text:style-name="T517"><text:s/></text:span><text:span text:style-name="T518">дільників</text:span><text:span text:style-name="T519"><text:s/></text:span><text:span text:style-name="T520">до</text:span><text:span text:style-name="T521"><text:s/></text:span><text:span text:style-name="T522">змінної</text:span><text:span text:style-name="T523">,<text:s/></text:span><text:span text:style-name="T524">яка</text:span><text:span text:style-name="T525"><text:s/></text:span><text:span text:style-name="T526">містить</text:span><text:span text:style-name="T527"><text:s/></text:span><text:span text:style-name="T528">суму</text:span><text:span text:style-name="T529"><text:s/></text:span><text:span text:style-name="T530">дільників</text:span></text:p>
      <text:p text:style-name="P20"><text:span text:style-name="T530"/></text:p>
      <text:p text:style-name="P20"><text:span text:style-name="T531"><text:s/></text:span><text:span text:style-name="T532">if (NUMBER_TASK_4 % divider == 0) divider_sum_of_number += divider;</text:span><text:span text:style-name="T533"/></text:p>
      <text:p text:style-name="P20"><text:span text:style-name="T533"/></text:p>
      <text:p text:style-name="P20"><text:span text:style-name="T534"><text:tab/></text:span><text:span text:style-name="T535">Збільшення</text:span><text:span text:style-name="T536"><text:s/></text:span><text:span text:style-name="T537">змінної</text:span><text:span text:style-name="T538"><text:s/></text:span><text:span text:style-name="T539">divider</text:span></text:p>
      <text:p text:style-name="P20"><text:span text:style-name="T540"><text:tab/></text:span><text:span text:style-name="T541">divider++;</text:span><text:span text:style-name="T542"/></text:p>
      <text:p text:style-name="P20"><text:span text:style-name="T543"><text:tab/></text:span><text:span text:style-name="T544">Перевірка</text:span><text:span text:style-name="T545"><text:s/></text:span><text:span text:style-name="T546">чи</text:span><text:span text:style-name="T547"><text:s/></text:span><text:span text:style-name="T548">дорівнює</text:span><text:span text:style-name="T549"><text:s/></text:span><text:span text:style-name="T550">сума</text:span><text:span text:style-name="T551"><text:s/></text:span><text:span text:style-name="T552">дільників</text:span><text:span text:style-name="T553"><text:s/></text:span><text:span text:style-name="T554">заданому</text:span><text:span text:style-name="T555"><text:s/></text:span><text:span text:style-name="T556">числу</text:span><text:span text:style-name="T557"><text:s/></text:span><text:span text:style-name="T558">та</text:span><text:span text:style-name="T559"><text:s/></text:span><text:span text:style-name="T560">чи</text:span><text:span text:style-name="T561"><text:s/></text:span><text:span text:style-name="T562">може</text:span><text:span text:style-name="T563"><text:s/></text:span><text:span text:style-name="T564">задане</text:span><text:span text:style-name="T565"><text:s/></text:span><text:span text:style-name="T566">число</text:span><text:span text:style-name="T567"><text:s/></text:span><text:span text:style-name="T568">бути</text:span><text:span text:style-name="T569"><text:s/></text:span><text:span text:style-name="T570">досконалим</text:span></text:p>
      <text:p text:style-name="P20"><text:span text:style-name="T570"/></text:p>
      <text:p text:style-name="P20"><text:span text:style-name="T571"><text:s/></text:span><text:span text:style-name="T572">if (divider_sum_of_number == NUMBER_TASK_4 &amp;&amp; NUMBER_TASK_4 &gt; 1) is_perfect_number = 1;</text:span><text:span text:style-name="T573"><text:s/></text:span></text:p>
      <text:p text:style-name="P20"><text:span text:style-name="T573"/></text:p>
      <text:p text:style-name="P20"><text:span text:style-name="T573"><text:tab/></text:span><text:span text:style-name="T574">Перевірка</text:span><text:span text:style-name="T575"><text:s/></text:span><text:span text:style-name="T576">результату</text:span></text:p>
      <text:p text:style-name="P20"><text:span text:style-name="T577">2.3.2.2<text:s/></text:span><text:span text:style-name="T578">Число</text:span><text:span text:style-name="T579"><text:s/>10,<text:s/></text:span><text:span text:style-name="T580">яке</text:span><text:span text:style-name="T581"><text:s/></text:span><text:span text:style-name="T582">не</text:span><text:span text:style-name="T583"><text:s/></text:span><text:span text:style-name="T584">досконалим</text:span></text:p>
      <text:p text:style-name="P20"><text:span text:style-name="T584"><text:s/>int divider = 2;</text:span></text:p>
      <text:p text:style-name="P20"><text:span text:style-name="T584"><text:s text:c="4"/>while (divider &lt;= NUMBER_TASK_4 / 2)</text:span></text:p>
      <text:p text:style-name="P20"><text:span text:style-name="T584"/></text:p>
      <text:p text:style-name="P21"><text:span text:style-name="T584">Перебір</text:span><text:span text:style-name="T585"><text:s/></text:span><text:span text:style-name="T586">усіх</text:span><text:span text:style-name="T587"><text:s/></text:span><text:span text:style-name="T588">чисел</text:span><text:span text:style-name="T589">,<text:s/></text:span><text:span text:style-name="T590">які</text:span><text:span text:style-name="T591"><text:s/></text:span><text:span text:style-name="T592">можуть</text:span><text:span text:style-name="T593"><text:s/></text:span><text:span text:style-name="T594">бути</text:span><text:span text:style-name="T595"><text:s/></text:span><text:span text:style-name="T596">дільниками</text:span><text:span text:style-name="T597"><text:s/></text:span><text:span text:style-name="T598">числа</text:span></text:p>
      <text:p text:style-name="P21"><text:span text:style-name="T599"/></text:p>
      <text:p text:style-name="P22"><text:span text:style-name="T600"><text:tab/></text:span><text:span text:style-name="T601">Перевірка</text:span><text:span text:style-name="T602">,<text:s/></text:span><text:span text:style-name="T603">чи</text:span><text:span text:style-name="T604"><text:s/></text:span><text:span text:style-name="T605">є</text:span><text:span text:style-name="T606"><text:s/></text:span><text:span text:style-name="T607">число</text:span><text:span text:style-name="T608"><text:s/></text:span><text:span text:style-name="T609">дільником</text:span><text:span text:style-name="T610"><text:s/></text:span><text:span text:style-name="T611">заданого</text:span><text:span text:style-name="T612"><text:s/></text:span><text:span text:style-name="T613">числа</text:span><text:span text:style-name="T614"><text:s/></text:span><text:span text:style-name="T615">та</text:span><text:span text:style-name="T616"><text:s/></text:span><text:span text:style-name="T617">додавання</text:span><text:span text:style-name="T618"><text:s/></text:span><text:span text:style-name="T619">дільників</text:span><text:span text:style-name="T620"><text:s/></text:span><text:span text:style-name="T621">до</text:span><text:span text:style-name="T622"><text:s/></text:span><text:span text:style-name="T623">змінної</text:span><text:span text:style-name="T624">,<text:s/></text:span><text:span text:style-name="T625">яка</text:span><text:span text:style-name="T626"><text:s/></text:span><text:span text:style-name="T627">містить</text:span><text:span text:style-name="T628"><text:s/></text:span><text:span text:style-name="T629">суму</text:span><text:span text:style-name="T630"><text:s/></text:span><text:span text:style-name="T631">дільників</text:span></text:p>
      <text:p text:style-name="P22"><text:span text:style-name="T631"/></text:p>
      <text:p text:style-name="P22"><text:span text:style-name="T631">if (NUMBER_TASK_4 % divider == 0) divider_sum_of_number += divider;</text:span></text:p>
      <text:p text:style-name="P22"><text:span text:style-name="T632"/></text:p>
      <text:p text:style-name="P22"><text:span text:style-name="T632"><text:tab/></text:span><text:span text:style-name="T633">Збільшення</text:span><text:span text:style-name="T634"><text:s/></text:span><text:span text:style-name="T635">змінної</text:span><text:span text:style-name="T636"><text:s/></text:span><text:span text:style-name="T637">divider</text:span></text:p>
      <text:p text:style-name="P22"><text:span text:style-name="T638">divider++;</text:span><text:span text:style-name="T639"/></text:p>
      <text:p text:style-name="P22"><text:span text:style-name="T640"><text:tab/></text:span><text:span text:style-name="T641"><text:tab/></text:span></text:p>
      <text:p text:style-name="P22"><text:span text:style-name="T641"><text:tab/></text:span><text:span text:style-name="T642">Перевірка</text:span><text:span text:style-name="T643"><text:s/></text:span><text:span text:style-name="T644">чи</text:span><text:span text:style-name="T645"><text:s/></text:span><text:span text:style-name="T646">дорівнює</text:span><text:span text:style-name="T647"><text:s/></text:span><text:span text:style-name="T648">сума</text:span><text:span text:style-name="T649"><text:s/></text:span><text:span text:style-name="T650">дільників</text:span><text:span text:style-name="T651"><text:s/></text:span><text:span text:style-name="T652">заданому</text:span><text:span text:style-name="T653"><text:s/></text:span><text:span text:style-name="T654">числу</text:span><text:span text:style-name="T655"><text:s/></text:span><text:span text:style-name="T656">та</text:span><text:span text:style-name="T657"><text:s/></text:span><text:span text:style-name="T658">чи</text:span><text:span text:style-name="T659"><text:s/></text:span><text:span text:style-name="T660">може</text:span><text:span text:style-name="T661"><text:s/></text:span><text:span text:style-name="T662">задане</text:span><text:span text:style-name="T663"><text:s/></text:span><text:span text:style-name="T664">число</text:span><text:span text:style-name="T665"><text:s/></text:span><text:span text:style-name="T666">бути</text:span><text:span text:style-name="T667"><text:s/></text:span><text:span text:style-name="T668">досконалим</text:span></text:p>
      <text:p text:style-name="P22"><text:span text:style-name="T668"/></text:p>
      <text:p text:style-name="P22"><text:span text:style-name="T669"><text:tab/><text:s text:c="4"/></text:span><text:span text:style-name="T670">if (divider_sum_of_number == NUMBER_TASK_4 &amp;&amp; NUMBER_TASK_4 &gt; </text:span></text:p>
      <text:p text:style-name="P22"><text:span text:style-name="T670">1) is_perfect_number = 1;</text:span></text:p>
      <text:p text:style-name="P22"><text:span text:style-name="T671"/></text:p>
      <text:p text:style-name="P22"><text:span text:style-name="T671"><text:tab/></text:span><text:span text:style-name="T672">Перевірка</text:span><text:span text:style-name="T673"><text:s/></text:span><text:span text:style-name="T674">результату</text:span></text:p>
      <text:p text:style-name="P22"><text:span text:style-name="T675"/></text:p>
      <text:p text:style-name="P22"><text:span text:style-name="T676">2.3.3<text:s/></text:span><text:span text:style-name="T677">Вирішення</text:span><text:span text:style-name="T678"><text:s/></text:span><text:span text:style-name="T679">задачі</text:span><text:span text:style-name="T680"><text:s/></text:span><text:span text:style-name="T681">з</text:span><text:span text:style-name="T682"><text:s/></text:span><text:span text:style-name="T683">допомогою</text:span><text:span text:style-name="T684"><text:s/></text:span><text:span text:style-name="T685">циклу</text:span><text:span text:style-name="T686"><text:s/>do while.</text:span></text:p>
      <text:p text:style-name="P22"><text:span text:style-name="T687">2.3.3.1<text:s/></text:span><text:span text:style-name="T688">Число</text:span><text:span text:style-name="T689"><text:s/>28,<text:s/></text:span><text:span text:style-name="T690">яке</text:span><text:span text:style-name="T691"><text:s/></text:span><text:span text:style-name="T692">є</text:span><text:span text:style-name="T693"><text:s/></text:span><text:span text:style-name="T694">досконалим</text:span></text:p>
      <text:p text:style-name="P22"><text:span text:style-name="T695"><text:tab/></text:span><text:span text:style-name="T696">Перевірка</text:span><text:span text:style-name="T697"><text:s/></text:span><text:span text:style-name="T698">чи</text:span><text:span text:style-name="T699"><text:s/></text:span><text:span text:style-name="T700">може</text:span><text:span text:style-name="T701"><text:s/></text:span><text:span text:style-name="T702">задане</text:span><text:span text:style-name="T703"><text:s/></text:span><text:span text:style-name="T704">число</text:span><text:span text:style-name="T705"><text:s/></text:span><text:span text:style-name="T706">бути</text:span><text:span text:style-name="T707"><text:s/></text:span><text:span text:style-name="T708">досконалим</text:span></text:p>
      <text:p text:style-name="P22"><text:span text:style-name="T708"/></text:p>
      <text:p text:style-name="P22"><text:span text:style-name="T709">if (NUMBER_TASK_4 &gt; 1){</text:span></text:p>
      <text:p text:style-name="P22"><text:span text:style-name="T710"/></text:p>
      <text:p text:style-name="P22"><text:span text:style-name="T710"><text:tab/></text:span><text:span text:style-name="T711">Перебір</text:span><text:span text:style-name="T712"><text:s/></text:span><text:span text:style-name="T713">усіх</text:span><text:span text:style-name="T714"><text:s/></text:span><text:span text:style-name="T715">чисел</text:span><text:span text:style-name="T716">,<text:s/></text:span><text:span text:style-name="T717">які</text:span><text:span text:style-name="T718"><text:s/></text:span><text:span text:style-name="T719">можуть</text:span><text:span text:style-name="T720"><text:s/></text:span><text:span text:style-name="T721">бути</text:span><text:span text:style-name="T722"><text:s/></text:span><text:span text:style-name="T723">дільниками</text:span><text:span text:style-name="T724"><text:s/></text:span><text:span text:style-name="T725">числа</text:span><text:span text:style-name="T726">,<text:s/></text:span><text:span text:style-name="T727">зберігаються</text:span><text:span text:style-name="T728"><text:s/></text:span><text:span text:style-name="T729">у</text:span><text:span text:style-name="T730"><text:s/></text:span><text:span text:style-name="T731">змінній</text:span><text:span text:style-name="T732"><text:s/></text:span><text:span text:style-name="T733">divider</text:span></text:p>
      <text:p text:style-name="P22"><text:span text:style-name="T734">do {</text:span></text:p>
      <text:p text:style-name="P22"><text:span text:style-name="T734"><text:s text:c="12"/>if (NUMBER_TASK_4 % divider == 0) divider_sum_of_number += divider;</text:span></text:p>
      <text:p text:style-name="P22"><text:span text:style-name="T734"><text:s text:c="12"/>divider++;</text:span></text:p>
      <text:p text:style-name="P22"><text:span text:style-name="T734"><text:s text:c="8"/>} while (divider &lt;= NUMBER_TASK_4 / 2);</text:span></text:p>
      <text:p text:style-name="P22"><text:span text:style-name="T735"><text:tab/></text:span></text:p>
      <text:p text:style-name="P22"><text:span text:style-name="T735"><text:tab/></text:span><text:span text:style-name="T736">Перевірка</text:span><text:span text:style-name="T737">,<text:s/></text:span><text:span text:style-name="T738">чи</text:span><text:span text:style-name="T739"><text:s/></text:span><text:span text:style-name="T740">є</text:span><text:span text:style-name="T741"><text:s/></text:span><text:span text:style-name="T742">число</text:span><text:span text:style-name="T743"><text:s/></text:span><text:span text:style-name="T744">дільником</text:span><text:span text:style-name="T745"><text:s/></text:span><text:span text:style-name="T746">заданого</text:span><text:span text:style-name="T747"><text:s/></text:span><text:span text:style-name="T748">числа</text:span><text:span text:style-name="T749"><text:s/></text:span><text:span text:style-name="T750">та</text:span><text:span text:style-name="T751"><text:s/></text:span><text:span text:style-name="T752">додавання</text:span><text:span text:style-name="T753"><text:s/></text:span><text:span text:style-name="T754">дільників</text:span><text:span text:style-name="T755"><text:s/></text:span><text:span text:style-name="T756">до</text:span><text:span text:style-name="T757"><text:s/></text:span><text:span text:style-name="T758">змінної</text:span><text:span text:style-name="T759">,<text:s/></text:span><text:span text:style-name="T760">яка</text:span><text:span text:style-name="T761"><text:s/></text:span><text:span text:style-name="T762">містить</text:span><text:span text:style-name="T763"><text:s/></text:span><text:span text:style-name="T764">суму</text:span><text:span text:style-name="T765"><text:s/></text:span><text:span text:style-name="T766">дільників</text:span></text:p>
      <text:p text:style-name="P22"><text:span text:style-name="T766"/></text:p>
      <text:p text:style-name="P22"><text:span text:style-name="T767">if (NUMBER_TASK_4 % divider == 0) divider_sum_of_number += divider;</text:span></text:p>
      <text:p text:style-name="P22"><text:span text:style-name="T767"/></text:p>
      <text:p text:style-name="P22"><text:span text:style-name="T768"><text:tab/></text:span><text:span text:style-name="T769">Збільшення</text:span><text:span text:style-name="T770"><text:s/></text:span><text:span text:style-name="T771">змінної</text:span><text:span text:style-name="T772"><text:s/></text:span><text:span text:style-name="T773">divider</text:span></text:p>
      <text:p text:style-name="P22"><text:span text:style-name="T773"/></text:p>
      <text:p text:style-name="P22"><text:span text:style-name="T774"><text:tab/></text:span><text:span text:style-name="T775">divider++;</text:span></text:p>
      <text:p text:style-name="P22"><text:span text:style-name="T776"/></text:p>
      <text:p text:style-name="P22"><text:span text:style-name="T777"><text:tab/></text:span><text:span text:style-name="T778">Перевірка</text:span><text:span text:style-name="T779"><text:s/></text:span><text:span text:style-name="T780">чи</text:span><text:span text:style-name="T781"><text:s/></text:span><text:span text:style-name="T782">дорівнює</text:span><text:span text:style-name="T783"><text:s/></text:span><text:span text:style-name="T784">сума</text:span><text:span text:style-name="T785"><text:s/></text:span><text:span text:style-name="T786">дільників</text:span><text:span text:style-name="T787"><text:s/></text:span><text:span text:style-name="T788">заданому</text:span><text:span text:style-name="T789"><text:s/></text:span><text:span text:style-name="T790">числу</text:span><text:span text:style-name="T791"><text:s/></text:span><text:span text:style-name="T792">та</text:span><text:span text:style-name="T793"><text:s/></text:span><text:span text:style-name="T794">чи</text:span><text:span text:style-name="T795"><text:s/></text:span><text:span text:style-name="T796">може</text:span><text:span text:style-name="T797"><text:s/></text:span><text:span text:style-name="T798">задане</text:span><text:span text:style-name="T799"><text:s/></text:span><text:span text:style-name="T800">число</text:span><text:span text:style-name="T801"><text:s/></text:span><text:span text:style-name="T802">бути</text:span><text:span text:style-name="T803"><text:s/></text:span><text:span text:style-name="T804">досконалим</text:span></text:p>
      <text:p text:style-name="P22"><text:span text:style-name="T804"/></text:p>
      <text:p text:style-name="P22"><text:span text:style-name="T805"><text:s/></text:span><text:span text:style-name="T806">if (divider_sum_of_number == NUMBER_TASK_4 &amp;&amp; NUMBER_TASK_4 &gt; 1) is_perfect_number = 1;</text:span><text:span text:style-name="T807"><text:s/></text:span></text:p>
      <text:p text:style-name="P22"><text:span text:style-name="T807"/></text:p>
      <text:p text:style-name="P22"><text:span text:style-name="T807"><text:tab/></text:span><text:span text:style-name="T808">Перевірка</text:span><text:span text:style-name="T809"><text:s/></text:span><text:span text:style-name="T810">результату</text:span></text:p>
      <text:p text:style-name="P22"><text:span text:style-name="T811">2.3.3.2<text:s/></text:span><text:span text:style-name="T812">Число</text:span><text:span text:style-name="T813"><text:s/>10,<text:s/></text:span><text:span text:style-name="T814">яке</text:span><text:span text:style-name="T815"><text:s/></text:span><text:span text:style-name="T816">не</text:span><text:span text:style-name="T817"><text:s/></text:span><text:span text:style-name="T818">досконалим</text:span></text:p>
      <text:p text:style-name="P23"><text:span text:style-name="T818">Перевірка</text:span><text:span text:style-name="T819"><text:s/></text:span><text:span text:style-name="T820">чи</text:span><text:span text:style-name="T821"><text:s/></text:span><text:span text:style-name="T822">може</text:span><text:span text:style-name="T823"><text:s/></text:span><text:span text:style-name="T824">задане</text:span><text:span text:style-name="T825"><text:s/></text:span><text:span text:style-name="T826">число</text:span><text:span text:style-name="T827"><text:s/></text:span><text:span text:style-name="T828">бути</text:span><text:span text:style-name="T829"><text:s/></text:span><text:span text:style-name="T830">досконалим</text:span></text:p>
      <text:p text:style-name="P23"><text:span text:style-name="T830"/></text:p>
      <text:p text:style-name="P24"><text:span text:style-name="T831">if (NUMBER_TASK_4 &gt; 1){</text:span></text:p>
      <text:p text:style-name="P25"><text:span text:style-name="T832">Перебір</text:span><text:span text:style-name="T833"><text:s/></text:span><text:span text:style-name="T834">усіх</text:span><text:span text:style-name="T835"><text:s/></text:span><text:span text:style-name="T836">чисел</text:span><text:span text:style-name="T837">,<text:s/></text:span><text:span text:style-name="T838">які</text:span><text:span text:style-name="T839"><text:s/></text:span><text:span text:style-name="T840">можуть</text:span><text:span text:style-name="T841"><text:s/></text:span><text:span text:style-name="T842">бути</text:span><text:span text:style-name="T843"><text:s/></text:span><text:span text:style-name="T844">дільниками</text:span><text:span text:style-name="T845"><text:s/></text:span><text:span text:style-name="T846">числа</text:span></text:p>
      <text:p text:style-name="P25"><text:span text:style-name="T847"/></text:p>
      <text:p text:style-name="P25"><text:span text:style-name="T848">do {</text:span></text:p>
      <text:p text:style-name="P25"><text:span text:style-name="T848"><text:s text:c="12"/>if (NUMBER_TASK_4 % divider == 0) divider_sum_of_number += divider;</text:span></text:p>
      <text:p text:style-name="P25"><text:span text:style-name="T848"><text:s text:c="12"/>divider++;</text:span></text:p>
      <text:p text:style-name="P25"><text:span text:style-name="T848"><text:s text:c="8"/>} while (divider &lt;= NUMBER_TASK_4 / 2);</text:span></text:p>
      <text:p text:style-name="P25"><text:span text:style-name="T849"/></text:p>
      <text:p text:style-name="P26"><text:span text:style-name="T850"><text:tab/></text:span><text:span text:style-name="T851">Перевірка</text:span><text:span text:style-name="T852">,<text:s/></text:span><text:span text:style-name="T853">чи</text:span><text:span text:style-name="T854"><text:s/></text:span><text:span text:style-name="T855">є</text:span><text:span text:style-name="T856"><text:s/></text:span><text:span text:style-name="T857">число</text:span><text:span text:style-name="T858"><text:s/></text:span><text:span text:style-name="T859">дільником</text:span><text:span text:style-name="T860"><text:s/></text:span><text:span text:style-name="T861">заданого</text:span><text:span text:style-name="T862"><text:s/></text:span><text:span text:style-name="T863">числа</text:span><text:span text:style-name="T864"><text:s/></text:span><text:span text:style-name="T865">та</text:span><text:span text:style-name="T866"><text:s/></text:span><text:span text:style-name="T867">додавання</text:span><text:span text:style-name="T868"><text:s/></text:span><text:span text:style-name="T869">дільників</text:span><text:span text:style-name="T870"><text:s/></text:span><text:span text:style-name="T871">до</text:span><text:span text:style-name="T872"><text:s/></text:span><text:span text:style-name="T873">змінної</text:span><text:span text:style-name="T874">,<text:s/></text:span><text:span text:style-name="T875">яка</text:span><text:span text:style-name="T876"><text:s/></text:span><text:span text:style-name="T877">містить</text:span><text:span text:style-name="T878"><text:s/></text:span><text:span text:style-name="T879">суму</text:span><text:span text:style-name="T880"><text:s/></text:span><text:span text:style-name="T881">дільників</text:span></text:p>
      <text:p text:style-name="P26"><text:span text:style-name="T882"><text:tab/>if (NUMBER_TASK_4 % divider == 0) divider_sum_of_number += divider;</text:span><text:span text:style-name="T883"/></text:p>
      <text:p text:style-name="P26"><text:span text:style-name="T884">Збільшення</text:span><text:span text:style-name="T885"><text:s/></text:span><text:span text:style-name="T886">змінної</text:span><text:span text:style-name="T887"><text:s/></text:span><text:span text:style-name="T888">divider</text:span></text:p>
      <text:p text:style-name="P26"><text:span text:style-name="T889"><text:tab/><text:s/></text:span><text:span text:style-name="T890">divider++;</text:span><text:span text:style-name="T891"><text:tab/></text:span></text:p>
      <text:p text:style-name="P26"><text:span text:style-name="T891"><text:tab/></text:span><text:span text:style-name="T892">Перевірка</text:span><text:span text:style-name="T893"><text:s/></text:span><text:span text:style-name="T894">чи</text:span><text:span text:style-name="T895"><text:s/></text:span><text:span text:style-name="T896">дорівнює</text:span><text:span text:style-name="T897"><text:s/></text:span><text:span text:style-name="T898">сума</text:span><text:span text:style-name="T899"><text:s/></text:span><text:span text:style-name="T900">дільників</text:span><text:span text:style-name="T901"><text:s/></text:span><text:span text:style-name="T902">заданому</text:span><text:span text:style-name="T903"><text:s/></text:span><text:span text:style-name="T904">числу</text:span><text:span text:style-name="T905"><text:s/></text:span><text:span text:style-name="T906">та</text:span><text:span text:style-name="T907"><text:s/></text:span><text:span text:style-name="T908">чи</text:span><text:span text:style-name="T909"><text:s/></text:span><text:span text:style-name="T910">може</text:span><text:span text:style-name="T911"><text:s/></text:span><text:span text:style-name="T912">задане</text:span><text:span text:style-name="T913"><text:s/></text:span><text:span text:style-name="T914">число</text:span><text:span text:style-name="T915"><text:s/></text:span><text:span text:style-name="T916">бути</text:span><text:span text:style-name="T917"><text:s/></text:span><text:span text:style-name="T918">досконалим</text:span></text:p>
      <text:p text:style-name="P26"><text:span text:style-name="T918"/></text:p>
      <text:p text:style-name="P26"><text:span text:style-name="T919"><text:tab/></text:span><text:span text:style-name="T920">if (divider_sum_of_number == NUMBER_TASK_4 &amp;&amp; NUMBER_TASK_4 &gt; 1) is_perfect_number = 1;</text:span></text:p>
      <text:p text:style-name="P26"><text:span text:style-name="T921"/></text:p>
      <text:p text:style-name="P26"><text:span text:style-name="T921"><text:tab/></text:span><text:span text:style-name="T922">Перевірка</text:span><text:span text:style-name="T923"><text:s/></text:span><text:span text:style-name="T924">результату</text:span></text:p>
      <text:p text:style-name="P26"><text:span text:style-name="T925"><text:tab/></text:span></text:p>
      <text:p text:style-name="P27"><text:span text:style-name="T926">Висновки</text:span><text:span text:style-name="T927">:</text:span></text:p>
      <text:p text:style-name="P28"><text:span text:style-name="T928"><text:tab/></text:span><text:span text:style-name="T929">У</text:span><text:span text:style-name="T930"><text:s/></text:span><text:span text:style-name="T931">результаті</text:span><text:span text:style-name="T932"><text:s/></text:span><text:span text:style-name="T933">виконання</text:span><text:span text:style-name="T934"><text:s/></text:span><text:span text:style-name="T935">лабораторної</text:span><text:span text:style-name="T936"><text:s/></text:span><text:span text:style-name="T937">роботи</text:span><text:span text:style-name="T938"><text:s/></text:span><text:span text:style-name="T939">отримали</text:span><text:span text:style-name="T940"><text:s/></text:span><text:span text:style-name="T941">навички</text:span><text:span text:style-name="T942"><text:s/></text:span><text:span text:style-name="T943">використання</text:span><text:span text:style-name="T944"><text:s/></text:span><text:span text:style-name="T945">циклічних</text:span><text:span text:style-name="T946"><text:s/></text:span><text:span text:style-name="T947">конструкцій</text:span><text:span text:style-name="T948"><text:s/></text:span><text:span text:style-name="T949">для</text:span><text:span text:style-name="T950"><text:s/></text:span><text:span text:style-name="T951">вирішення</text:span><text:span text:style-name="T952"><text:s/></text:span><text:span text:style-name="T953">задач</text:span><text:span text:style-name="T954">.</text:span><text:span text:style-name="T95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